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byssinica SIL"/>
    </style:style>
    <style:style style:name="P2" style:family="paragraph" style:parent-style-name="Standard">
      <style:text-properties style:font-name="Abyssinica SIL" fo:font-size="17pt" style:font-size-asian="17pt" style:font-size-complex="17pt"/>
    </style:style>
    <style:style style:name="P3" style:family="paragraph" style:parent-style-name="Standard">
      <style:text-properties style:font-name="Abyssinica SIL" fo:font-size="17pt" officeooo:rsid="001c175d" officeooo:paragraph-rsid="001c175d" style:font-size-asian="17pt" style:font-size-complex="17pt"/>
    </style:style>
    <style:style style:name="P4" style:family="paragraph" style:parent-style-name="Standard">
      <style:text-properties style:font-name="Abyssinica SIL" fo:font-size="16pt" style:font-size-asian="16pt" style:font-size-complex="16pt"/>
    </style:style>
    <style:style style:name="P5" style:family="paragraph" style:parent-style-name="Standard">
      <style:text-properties style:font-name="Abyssinica SIL" fo:font-size="16pt" officeooo:rsid="001c175d" officeooo:paragraph-rsid="001c175d" style:font-size-asian="16pt" style:font-size-complex="16pt"/>
    </style:style>
    <style:style style:name="P6" style:family="paragraph" style:parent-style-name="Standard">
      <style:text-properties style:font-name="Liberation Serif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3" style:family="text">
      <style:text-properties style:font-name="Abyssinica SIL" fo:font-size="26pt" style:text-underline-style="solid" style:text-underline-width="auto" style:text-underline-color="font-color" style:font-size-asian="26pt" style:font-size-complex="26pt"/>
    </style:style>
    <style:style style:name="T4" style:family="text">
      <style:text-properties style:font-name="Abyssinica SIL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5" style:family="text">
      <style:text-properties style:font-name="Abyssinica SIL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6" style:family="text">
      <style:text-properties fo:font-size="17pt" style:font-size-asian="17pt" style:font-size-complex="17pt"/>
    </style:style>
    <style:style style:name="T7" style:family="text">
      <style:text-properties fo:font-size="17pt" officeooo:rsid="001c175d" style:font-size-asian="17pt" style:font-size-complex="17pt"/>
    </style:style>
    <style:style style:name="T8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9" style:family="text">
      <style:text-properties style:font-name="Liberation Mono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0" style:family="text">
      <style:text-properties style:font-name="Liberation Sans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1" style:family="text">
      <style:text-properties style:font-name="Liberation Serif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2" style:family="text">
      <style:text-properties fo:font-size="16pt" officeooo:rsid="001c175d" style:font-size-asian="16pt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 <text:s/><text:span text:style-name="T11">Assignment no : 1</text:span></text:p>
      <text:p text:style-name="P6"/>
      <text:p text:style-name="P4">Date : 01/08/2024<text:tab/><text:tab/><text:tab/><text:tab/><text:tab/>Name : Atharva B. Iparkar</text:p>
      <text:p text:style-name="P4"><text:tab/><text:tab/><text:tab/><text:tab/><text:tab/><text:tab/><text:tab/><text:tab/>Roll no : S211045</text:p>
      <text:p text:style-name="P4"><text:tab/><text:tab/><text:tab/><text:tab/><text:tab/><text:tab/><text:tab/><text:tab/>Class : S.E.</text:p>
      <text:p text:style-name="P4"><text:tab/><text:tab/><text:tab/><text:tab/><text:tab/><text:tab/><text:tab/><text:tab/>Div : A</text:p>
      <text:p text:style-name="P4"><text:tab/><text:tab/><text:tab/><text:tab/><text:tab/><text:tab/><text:tab/><text:tab/>Batch : A-2</text:p>
      <text:p text:style-name="P1"/>
      <text:p text:style-name="P1"><text:span text:style-name="T6">Problem Statement : </text:span><text:span text:style-name="T12">To print table of given no. In CPP</text:span></text:p>
      <text:p text:style-name="P1"/>
      <text:p text:style-name="P2">Code : </text:p>
      <text:p text:style-name="P4">#include&lt;iostream&gt;</text:p>
      <text:p text:style-name="P4">using namespace std;</text:p>
      <text:p text:style-name="P4">int main() {</text:p>
      <text:p text:style-name="P4">int n;</text:p>
      <text:p text:style-name="P4">int b;</text:p>
      <text:p text:style-name="P4">cout&lt;&lt;"Enter a no : ";</text:p>
      <text:p text:style-name="P4">cin&gt;&gt;n;</text:p>
      <text:p text:style-name="P4">for (int i=1;i&lt;11;i++) {</text:p>
      <text:p text:style-name="P4"><text:s text:c="7"/>b = n * i;</text:p>
      <text:p text:style-name="P4"><text:s text:c="7"/>cout&lt;&lt;b&lt;&lt;endl; <text:s text:c="4"/></text:p>
      <text:p text:style-name="P4"><text:s text:c="4"/>}</text:p>
      <text:p text:style-name="P4">}</text:p>
      <text:p text:style-name="P2"/>
      <text:p text:style-name="P3">Output : </text:p>
      <text:p text:style-name="P5">d_comp_pl_ii_11@d-comp-pl-ii-11:~$ ./t</text:p>
      <text:p text:style-name="P5">Enter a no : 2</text:p>
      <text:p text:style-name="P5">2</text:p>
      <text:p text:style-name="P5">4</text:p>
      <text:p text:style-name="P5">6</text:p>
      <text:p text:style-name="P5">8</text:p>
      <text:p text:style-name="P5">10</text:p>
      <text:p text:style-name="P5">12</text:p>
      <text:p text:style-name="P5">14</text:p>
      <text:p text:style-name="P5"><text:soft-page-break/>16</text:p>
      <text:p text:style-name="P5">18</text:p>
      <text:p text:style-name="P5">20</text:p>
      <text:p text:style-name="P5">d_comp_pl_ii_11@d-comp-pl-ii-11:~$ gedit Table.cpp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8-01T15:42:14.706317573</meta:creation-date>
    <dc:date>2024-08-01T15:49:53.974919988</dc:date>
    <meta:editing-duration>PT7M39S</meta:editing-duration>
    <meta:editing-cycles>1</meta:editing-cycles>
    <meta:document-statistic meta:table-count="0" meta:image-count="0" meta:object-count="0" meta:page-count="2" meta:paragraph-count="34" meta:word-count="89" meta:character-count="500" meta:non-whitespace-character-count="379"/>
    <meta:generator>LibreOffice/6.4.7.2$Linux_X86_64 LibreOffice_project/40$Build-2</meta:generator>
  </office:meta>
</office:document-meta>
</file>